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020000018DB831F851.png" manifest:media-type="image/png"/>
  <manifest:file-entry manifest:full-path="Pictures/10000000000002000000018F89472049.png" manifest:media-type="image/png"/>
  <manifest:file-entry manifest:full-path="Pictures/1000000000000201000001905E1400AC.png" manifest:media-type="image/png"/>
  <manifest:file-entry manifest:full-path="Pictures/100000000000020200000190B588526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49cm" fo:min-width="5.347cm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99cm" svg:height="10.582cm" svg:x="6.4cm" svg:y="1.018cm">
          <draw:image xlink:href="Pictures/100000000000020200000190B588526A.png" xlink:type="simple" xlink:show="embed" xlink:actuate="onLoad">
            <text:p/>
          </draw:image>
        </draw:frame>
        <draw:frame draw:style-name="gr1" draw:text-style-name="P1" draw:layer="layout" svg:width="13.572cm" svg:height="10.582cm" svg:x="6.428cm" svg:y="11.6cm">
          <draw:image xlink:href="Pictures/1000000000000201000001905E1400AC.png" xlink:type="simple" xlink:show="embed" xlink:actuate="onLoad">
            <text:p/>
          </draw:image>
        </draw:frame>
        <draw:custom-shape draw:style-name="gr2" draw:text-style-name="P1" draw:layer="layout" svg:width="6.147cm" svg:height="5.199cm" draw:transform="rotate (1.79437300397537) translate (3.277cm 15.686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3.546cm" svg:height="10.556cm" svg:x="6.4cm" svg:y="1cm">
          <draw:image xlink:href="Pictures/10000000000002000000018F89472049.png" xlink:type="simple" xlink:show="embed" xlink:actuate="onLoad">
            <text:p/>
          </draw:image>
        </draw:frame>
        <draw:frame draw:style-name="gr1" draw:text-style-name="P1" draw:layer="layout" svg:width="13.599cm" svg:height="10.503cm" svg:x="6.3cm" svg:y="11.597cm">
          <draw:image xlink:href="Pictures/10000000000002020000018DB831F851.png" xlink:type="simple" xlink:show="embed" xlink:actuate="onLoad">
            <text:p/>
          </draw:image>
        </draw:frame>
        <draw:custom-shape draw:style-name="gr2" draw:text-style-name="P1" draw:layer="layout" svg:width="6.147cm" svg:height="5.199cm" draw:transform="rotate (1.79437300397537) translate (3.277cm 15.686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23:26.677000000</meta:creation-date>
    <dc:date>2015-03-12T20:25:17.418000000</dc:date>
    <meta:editing-duration>PT1M50S</meta:editing-duration>
    <meta:editing-cycles>1</meta:editing-cycles>
    <meta:document-statistic meta:object-count="6"/>
    <meta:generator>LibreOffice/4.3.2.2$Windows_x86 LibreOffice_project/edfb5295ba211bd31ad47d0bad0118690f76407d</meta:generator>
  </office:meta>
</office:document-meta>
</file>